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3b954" officeooo:paragraph-rsid="0013b954"/>
    </style:style>
    <style:style style:name="P2" style:family="paragraph" style:parent-style-name="Header">
      <style:text-properties style:font-name="arial" fo:font-size="14pt" fo:font-weight="bold" officeooo:rsid="0013b954" officeooo:paragraph-rsid="0013b954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line-height="115%"/>
      <style:text-properties style:font-name="arial" officeooo:rsid="0013b954" officeooo:paragraph-rsid="0013b954"/>
    </style:style>
    <style:style style:name="P4" style:family="paragraph" style:parent-style-name="Standard" style:list-style-name="L1">
      <style:paragraph-properties fo:line-height="115%"/>
      <style:text-properties style:font-name="arial" officeooo:rsid="0013d1c7" officeooo:paragraph-rsid="0013d1c7"/>
    </style:style>
    <style:style style:name="P5" style:family="paragraph" style:parent-style-name="Standard" style:list-style-name="L1">
      <style:paragraph-properties fo:line-height="115%"/>
      <style:text-properties style:font-name="arial" officeooo:rsid="0014216d" officeooo:paragraph-rsid="0014216d"/>
    </style:style>
    <style:style style:name="P6" style:family="paragraph" style:parent-style-name="Standard" style:list-style-name="L1">
      <style:paragraph-properties fo:line-height="115%"/>
      <style:text-properties style:font-name="arial" officeooo:rsid="0015ac4a" officeooo:paragraph-rsid="0015ac4a"/>
    </style:style>
    <style:style style:name="P7" style:family="paragraph" style:parent-style-name="Standard" style:list-style-name="L1">
      <style:paragraph-properties fo:line-height="115%"/>
      <style:text-properties style:font-name="arial" officeooo:rsid="0015ac4a" officeooo:paragraph-rsid="001d32bb"/>
    </style:style>
    <style:style style:name="P8" style:family="paragraph" style:parent-style-name="Standard" style:list-style-name="L1">
      <style:paragraph-properties fo:line-height="115%"/>
      <style:text-properties style:font-name="arial" officeooo:rsid="0017a45a" officeooo:paragraph-rsid="0017a45a"/>
    </style:style>
    <style:style style:name="P9" style:family="paragraph" style:parent-style-name="Standard" style:list-style-name="L1">
      <style:paragraph-properties fo:line-height="115%"/>
      <style:text-properties style:font-name="arial" officeooo:rsid="0018860c" officeooo:paragraph-rsid="0018860c"/>
    </style:style>
    <style:style style:name="P10" style:family="paragraph" style:parent-style-name="Standard">
      <style:paragraph-properties fo:line-height="115%"/>
      <style:text-properties style:font-name="arial" officeooo:rsid="0018860c" officeooo:paragraph-rsid="0018860c"/>
    </style:style>
    <style:style style:name="P11" style:family="paragraph" style:parent-style-name="Standard" style:list-style-name="L1">
      <style:paragraph-properties fo:line-height="115%"/>
      <style:text-properties style:font-name="arial" officeooo:rsid="001a1f07" officeooo:paragraph-rsid="001d32bb"/>
    </style:style>
    <style:style style:name="P12" style:family="paragraph" style:parent-style-name="Standard" style:list-style-name="L1">
      <style:paragraph-properties fo:line-height="115%"/>
      <style:text-properties style:font-name="arial" officeooo:rsid="001bd15d" officeooo:paragraph-rsid="001d32bb"/>
    </style:style>
    <style:style style:name="P13" style:family="paragraph" style:parent-style-name="Standard" style:list-style-name="L1">
      <style:paragraph-properties fo:line-height="115%"/>
      <style:text-properties officeooo:rsid="0013d1c7" officeooo:paragraph-rsid="001d32bb"/>
    </style:style>
    <style:style style:name="T1" style:family="text">
      <style:text-properties style:font-name="ari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8860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49280776" text:style-name="L1">
        <text:list-item>
          <text:p text:style-name="P3">Realizar un programa para una tienda de coches. Solicitar al usuario marca y modelo del vehículo a comprar. En caso de ser marca “Ford”, y modelo “Fiesta”, mostrar un mensaje que diga que tiene un 20% de descuento. En otro caso mosttar un mensaje que diga que no hay descuentos.</text:p>
          <text:p text:style-name="P3"/>
        </text:list-item>
        <text:list-item>
          <text:p text:style-name="P3">Realizar un programa que pida un número, y muestre la tabla de multiplicar (de 0 al 10) de dicho número. Utilizar estructuras repetitivas como el for.</text:p>
          <text:p text:style-name="P3"/>
        </text:list-item>
        <text:list-item>
          <text:p text:style-name="P12">Realizar un programa que muestre una sucesión de números del 20 al 0.</text:p>
          <text:p text:style-name="P4"/>
        </text:list-item>
        <text:list-item>
          <text:p text:style-name="P5">Programar una función que convierta grados °F a °C, y viceversa.</text:p>
          <text:p text:style-name="P5"/>
        </text:list-item>
        <text:list-item>
          <text:p text:style-name="P11">Realizar un programa que pida un número entre -100 y 300. El programa deberá indicar si el número es negativo, si está entre 0 y 100, si está entre 100 y 200, o si es mayor a 200. Validar que la entrada sea válida.</text:p>
          <text:p text:style-name="P6"/>
        </text:list-item>
        <text:list-item>
          <text:p text:style-name="P8">Utilizando estructuras repetitivas, crear funciones que impriman por consola las siguientes secuencias:</text:p>
          <text:p text:style-name="P8">a) 1 <text:s/>3 <text:s/>5 <text:s/>7 <text:s/>9 <text:s/>11 <text:s/>13 <text:s/>15 <text:s/>17 <text:s/>19</text:p>
          <text:p text:style-name="P8">b) 0 5 10 15 20 25 30 35 40 45 50 55 60 65 70 75 80 85 90 95 100 105 110 115</text:p>
          <text:p text:style-name="P8">c) <text:span text:style-name="T3">1 <text:s/>8 <text:s/>15 22 <text:s/>29 <text:s/>36 <text:s/>43 <text:s/>50</text:span></text:p>
          <text:p text:style-name="P9">d) </text:p>
          <text:p text:style-name="P9">*</text:p>
          <text:p text:style-name="P9">**</text:p>
          <text:p text:style-name="P9">***</text:p>
          <text:p text:style-name="P9">****</text:p>
          <text:p text:style-name="P9">e)</text:p>
          <text:p text:style-name="P9">***</text:p>
          <text:p text:style-name="P9">**</text:p>
          <text:p text:style-name="P9">*</text:p>
          <text:p text:style-name="P9">**</text:p>
          <text:p text:style-name="P9">***</text:p>
        </text:list-item>
      </text:list>
      <text:p text:style-name="P10"/>
      <text:list xml:id="list224150260071408" text:continue-numbering="true" text:style-name="L1">
        <text:list-item>
          <text:p text:style-name="P7">Realizar un programa que pida una cédula, y muestre si es válida o no. (Ejemplos de dato de entrada: <text:s/>“4.256.322-9” ó “234.354-7”).</text:p>
          <text:p text:style-name="P9"/>
        </text:list-item>
        <text:list-item>
          <text:p text:style-name="P13"><text:span text:style-name="T1">Realice un programa donde se pida el número del mes (de 1 al 12) y se muestre si el mes tiene 30 y 31 días. Realizar las validaciones necesarias y tenga en cuenta el mes de febrero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4pt" fo:font-weight="bold" officeooo:rsid="0013b954" officeooo:paragraph-rsid="0013b954" style:font-size-asian="14pt" style:font-weight-asian="bold" style:font-size-complex="14pt" style:font-weight-complex="bold"/>
    </style:style>
    <style:style style:name="MP2" style:family="paragraph" style:parent-style-name="Header">
      <style:text-properties officeooo:rsid="0013b954" officeooo:paragraph-rsid="0013b954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ÁCTICO 1 <text:s text:c="48"/><text:span text:style-name="MT1">Tutorías de Intro. a la Programación</text:span></text:p>
        <text:p text:style-name="MP2">________________________________________________________________________________</text:p>
        <text:p text:style-name="MP2"/>
        <text:p text:style-name="MP2"/>
      </style:header>
      <style:footer>
        <text:p text:style-name="Footer">________________________________________________________________________________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15T21:10:04.802318481</meta:creation-date>
    <dc:date>2021-04-15T22:41:47.704731222</dc:date>
    <meta:editing-duration>PT1H21M27S</meta:editing-duration>
    <meta:editing-cycles>9</meta:editing-cycles>
    <meta:generator>LibreOffice/7.1.2.2$Linux_X86_64 LibreOffice_project/5751006d328844ba3fa6124ed263bbf122f0788a</meta:generator>
    <meta:document-statistic meta:table-count="0" meta:image-count="0" meta:object-count="0" meta:page-count="1" meta:paragraph-count="25" meta:word-count="289" meta:character-count="1629" meta:non-whitespace-character-count="1308"/>
  </office:meta>
</office:document-meta>
</file>